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2b8" officeooo:paragraph-rsid="001342b8"/>
    </style:style>
    <style:style style:name="P2" style:family="paragraph" style:parent-style-name="Standard">
      <style:text-properties officeooo:rsid="0014bde7" officeooo:paragraph-rsid="0014bde7"/>
    </style:style>
    <style:style style:name="P3" style:family="paragraph" style:parent-style-name="Standard">
      <style:text-properties officeooo:rsid="0015bd00" officeooo:paragraph-rsid="0015bd00"/>
    </style:style>
    <style:style style:name="P4" style:family="paragraph" style:parent-style-name="Standard">
      <style:text-properties officeooo:rsid="00186e0b" officeooo:paragraph-rsid="00186e0b"/>
    </style:style>
    <style:style style:name="P5" style:family="paragraph" style:parent-style-name="Standard">
      <style:text-properties officeooo:rsid="00190cdf" officeooo:paragraph-rsid="00190cdf"/>
    </style:style>
    <style:style style:name="P6" style:family="paragraph" style:parent-style-name="Standard">
      <style:text-properties officeooo:rsid="001962c2" officeooo:paragraph-rsid="001962c2"/>
    </style:style>
    <style:style style:name="P7" style:family="paragraph" style:parent-style-name="Standard">
      <style:text-properties officeooo:rsid="001b17cd" officeooo:paragraph-rsid="001b17cd"/>
    </style:style>
    <style:style style:name="P8" style:family="paragraph" style:parent-style-name="Standard">
      <style:text-properties officeooo:rsid="001b67b3" officeooo:paragraph-rsid="001b67b3"/>
    </style:style>
    <style:style style:name="P9" style:family="paragraph" style:parent-style-name="Standard">
      <style:text-properties officeooo:rsid="001fe762" officeooo:paragraph-rsid="001fe762"/>
    </style:style>
    <style:style style:name="P10" style:family="paragraph" style:parent-style-name="Standard">
      <style:text-properties officeooo:rsid="00213b28" officeooo:paragraph-rsid="00213b28"/>
    </style:style>
    <style:style style:name="P11" style:family="paragraph" style:parent-style-name="Standard">
      <style:text-properties officeooo:rsid="00244974" officeooo:paragraph-rsid="00244974"/>
    </style:style>
    <style:style style:name="P12" style:family="paragraph" style:parent-style-name="Standard">
      <style:text-properties officeooo:rsid="0025f386" officeooo:paragraph-rsid="0025f386"/>
    </style:style>
    <style:style style:name="P13" style:family="paragraph" style:parent-style-name="Standard">
      <style:text-properties officeooo:rsid="00273d8d" officeooo:paragraph-rsid="00273d8d"/>
    </style:style>
    <style:style style:name="P14" style:family="paragraph" style:parent-style-name="Standard">
      <style:text-properties officeooo:rsid="002cb532" officeooo:paragraph-rsid="002cb532"/>
    </style:style>
    <style:style style:name="P15" style:family="paragraph" style:parent-style-name="Standard">
      <style:text-properties officeooo:rsid="002fcef4" officeooo:paragraph-rsid="002fcef4"/>
    </style:style>
    <style:style style:name="T1" style:family="text">
      <style:text-properties officeooo:rsid="00190cdf"/>
    </style:style>
    <style:style style:name="T2" style:family="text">
      <style:text-properties officeooo:rsid="00191a89"/>
    </style:style>
    <style:style style:name="T3" style:family="text">
      <style:text-properties officeooo:rsid="001fa72b"/>
    </style:style>
    <style:style style:name="T4" style:family="text">
      <style:text-properties officeooo:rsid="00226ac7"/>
    </style:style>
    <style:style style:name="T5" style:family="text">
      <style:text-properties officeooo:rsid="0028b2e8"/>
    </style:style>
    <style:style style:name="T6" style:family="text">
      <style:text-properties officeooo:rsid="002cb532"/>
    </style:style>
    <style:style style:name="T7" style:family="text">
      <style:text-properties officeooo:rsid="002d71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G 211 Discussion 2023-02-10: Midterm Review (Language sorting game)</text:p>
      <text:p text:style-name="P1"/>
      <text:p text:style-name="P2">Which of the following language families is/is not found in [country]?</text:p>
      <text:p text:style-name="P12">Not in Brazil: Arawakan, Mayan*, Tupian, Cariban</text:p>
      <text:p text:style-name="P13">In Peru: Panoan*, Chibchan, Cariban, Misumalpan</text:p>
      <text:p text:style-name="P13">Not in <text:span text:style-name="T5">Russia: Uralic, Turkic, Indo-European, Trans-Himalayan*</text:span></text:p>
      <text:p text:style-name="P13"/>
      <text:p text:style-name="P2"/>
      <text:p text:style-name="P3">Which of the following countries does<text:span text:style-name="T6">/does not </text:span>contain a [family] language?</text:p>
      <text:p text:style-name="P4"><text:span text:style-name="T6">Contains </text:span>Indo-European (ancient or modern): Turkey, China, Indonesia<text:span text:style-name="T1">*</text:span>, Iceland</text:p>
      <text:p text:style-name="P14">Contains Uralic: <text:span text:style-name="T7">Mongolia, Afghanistan, Hungary*, Armenia</text:span></text:p>
      <text:p text:style-name="P15">Does not contain Uralic: </text:p>
      <text:p text:style-name="P3"/>
      <text:p text:style-name="P3">Odd language out (genetic relatedness)</text:p>
      <text:p text:style-name="P5">Serbian, Albanian*, Bulgarian, <text:span text:style-name="T2">Macedonian</text:span></text:p>
      <text:p text:style-name="P6">Estonian*, Italian, Danish, Irish</text:p>
      <text:p text:style-name="P7">Norwegian, Swedish, Icelandic, English*</text:p>
      <text:p text:style-name="P8">Mandarin, Cantonese, Wu, <text:span text:style-name="T3">Vietnamese*</text:span></text:p>
      <text:p text:style-name="P9">Maori, Samoan, Japanese*, Fijian</text:p>
      <text:p text:style-name="P9"/>
      <text:p text:style-name="P3"/>
      <text:p text:style-name="P3">Name the smallest language family or branch of a language family that contains the following group of languages.</text:p>
      <text:p text:style-name="P10">Russian, <text:span text:style-name="T4">Polish, Croatian (Slavic)</text:span></text:p>
      <text:p text:style-name="P11">Hebrew, Aramaic, Arabic (Semitic)</text:p>
      <text:p text:style-name="P11"/>
      <text:p text:style-name="P12">Family Feud (name things in the categ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ris SIL" svg:font-family="'Charis SIL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haris SI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haris SI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haris SIL" fo:font-family="'Charis SIL'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haris SIL" fo:font-family="'Charis SIL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haris SIL" fo:font-family="'Charis SIL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haris SIL" fo:font-family="'Charis SIL'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0T04:08:47.449200458</meta:creation-date>
    <dc:date>2023-02-10T04:44:08.128595669</dc:date>
    <meta:editing-duration>PT35M10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28" meta:character-count="970" meta:non-whitespace-character-count="860"/>
  </office:meta>
</office:document-meta>
</file>